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c00" officeooo:paragraph-rsid="000f4c00"/>
    </style:style>
    <style:style style:name="P2" style:family="paragraph" style:parent-style-name="Standard">
      <style:text-properties fo:font-weight="bold" officeooo:rsid="000f4c00" officeooo:paragraph-rsid="000f4c0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4c00" officeooo:paragraph-rsid="000f4c00" style:font-weight-asian="bold" style:font-weight-complex="bold"/>
    </style:style>
    <style:style style:name="P4" style:family="paragraph" style:parent-style-name="Standard">
      <style:text-properties style:text-underline-style="none" officeooo:rsid="000f4c00" officeooo:paragraph-rsid="000f4c00"/>
    </style:style>
    <style:style style:name="P5" style:family="paragraph" style:parent-style-name="Standard">
      <style:text-properties style:text-underline-style="solid" style:text-underline-width="auto" style:text-underline-color="font-color" officeooo:rsid="000f4c00" officeooo:paragraph-rsid="000f4c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estiones</text:p>
      <text:p text:style-name="P1">1. Contesta las cuestiones según el programa que se presenta en la siguiente página.(3 puntos).</text:p>
      <text:p text:style-name="P1">1.1. ¿Cuál será la salida del programa? (1 punto)</text:p>
      <text:p text:style-name="P2">Soy el hijo dejo fortuna de : 10 </text:p>
      <text:p text:style-name="P2">Soy el padre dejo fortuna de : 30 (20)</text:p>
      <text:p text:style-name="P2">Soy el abuelo dejo fortuna de : 20 (-10)</text:p>
      <text:p text:style-name="P1"/>
      <text:p text:style-name="P1">1.2. ¿El orden de ejecución siempre será el mismo o dependerá la planificación del procesador? ¿Por qué? (1 punto)</text:p>
      <text:p text:style-name="P2">Será siempre el mismo porque los WAIT esperan a que se finalicen los procesos anteriores por lo que el orden de los print sera el mismo siempre</text:p>
      <text:p text:style-name="P1"/>
      <text:p text:style-name="P1">1.3. ¿Se controlarán los errores? De no ser es así añade el código necesario para ello.(1 punto)</text:p>
      <text:p text:style-name="P1"/>
      <text:p text:style-name="P2">No , si la creación de fork() falla , esa opción no está contemplada en el switch</text:p>
      <text:p text:style-name="P1"><text:s/></text:p>
      <text:p text:style-name="P3">case -1: //ERROR </text:p>
      <text:p text:style-name="P3">printf(“ <text:s/>ERROR <text:s/>“);</text:p>
      <text:p text:style-name="P3">return 0;</text:p>
      <text:p text:style-name="P3"/>
      <text:p text:style-name="P1"/>
      <text:p text:style-name="P4">2. Realiza un programa en lenguaje C que mediante pipes realice una comunicación entre</text:p>
      <text:p text:style-name="P4">padre e hijo. El hijo debe enviar al mensaje “He aprobado PSP papá”. El padre debe recibir el</text:p>
      <text:p text:style-name="P4">mensaje y mostrarlo. Se requiere control de errores y comentarios en código. (3 puntos).</text:p>
      <text:p text:style-name="P4">Ejecución esperada: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1:30:27.691696731</meta:creation-date>
    <dc:date>2014-10-29T12:24:10.064878166</dc:date>
    <meta:editing-duration>PT37M52S</meta:editing-duration>
    <meta:editing-cycles>1</meta:editing-cycles>
    <meta:document-statistic meta:table-count="0" meta:image-count="0" meta:object-count="0" meta:page-count="1" meta:paragraph-count="18" meta:word-count="188" meta:character-count="1042" meta:non-whitespace-character-count="857"/>
    <meta:generator>LibreOffice/4.2.6.3$Linux_X86_64 LibreOffice_project/420m0$Build-3</meta:generator>
  </office:meta>
</office:document-meta>
</file>